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242c5a" officeooo:paragraph-rsid="00242c5a" style:font-size-asian="14pt" style:font-size-complex="14pt"/>
    </style:style>
    <style:style style:name="P2" style:family="paragraph" style:parent-style-name="Text_20_body">
      <style:text-properties fo:font-size="14pt" officeooo:rsid="00244588" officeooo:paragraph-rsid="00244588" style:font-size-asian="14pt" style:font-size-complex="14pt"/>
    </style:style>
    <style:style style:name="P3" style:family="paragraph" style:parent-style-name="Text_20_body">
      <style:text-properties fo:font-size="14pt" officeooo:rsid="002fd810" officeooo:paragraph-rsid="0030637c" style:font-size-asian="14pt" style:font-size-complex="14pt"/>
    </style:style>
    <style:style style:name="P4" style:family="paragraph" style:parent-style-name="Text_20_body">
      <style:text-properties fo:font-size="14pt" officeooo:rsid="002fd810" officeooo:paragraph-rsid="0024e2b3" style:font-size-asian="14pt" style:font-size-complex="14pt"/>
    </style:style>
    <style:style style:name="P5" style:family="paragraph" style:parent-style-name="Text_20_body">
      <style:text-properties fo:font-size="14pt" officeooo:rsid="0030637c" officeooo:paragraph-rsid="0030637c" style:font-size-asian="14pt" style:font-size-complex="14pt"/>
    </style:style>
    <style:style style:name="P6" style:family="paragraph" style:parent-style-name="Text_20_body">
      <style:text-properties fo:font-size="14pt" officeooo:rsid="00235083" officeooo:paragraph-rsid="00235083" style:font-size-asian="14pt" style:font-size-complex="14pt"/>
    </style:style>
    <style:style style:name="P7" style:family="paragraph" style:parent-style-name="Text_20_body">
      <style:text-properties fo:font-size="14pt" officeooo:rsid="003c176d" officeooo:paragraph-rsid="003c176d" style:font-size-asian="14pt" style:font-size-complex="14pt"/>
    </style:style>
    <style:style style:name="P8" style:family="paragraph" style:parent-style-name="Text_20_body">
      <style:text-properties fo:font-size="14pt" officeooo:paragraph-rsid="0030637c"/>
    </style:style>
    <style:style style:name="P9" style:family="paragraph" style:parent-style-name="Text_20_body">
      <style:text-properties fo:font-size="14pt" officeooo:rsid="0032936d" officeooo:paragraph-rsid="0032936d"/>
    </style:style>
    <style:style style:name="P10" style:family="paragraph" style:parent-style-name="Text_20_body">
      <style:text-properties fo:font-size="14pt" officeooo:paragraph-rsid="0032936d"/>
    </style:style>
    <style:style style:name="P11" style:family="paragraph" style:parent-style-name="Text_20_body">
      <style:text-properties fo:font-size="14pt" officeooo:paragraph-rsid="00356d6d"/>
    </style:style>
    <style:style style:name="P12" style:family="paragraph" style:parent-style-name="Text_20_body">
      <style:text-properties fo:font-size="14pt" officeooo:paragraph-rsid="003601a2"/>
    </style:style>
    <style:style style:name="P13" style:family="paragraph" style:parent-style-name="Text_20_body">
      <style:text-properties fo:font-size="14pt" officeooo:paragraph-rsid="0038b977"/>
    </style:style>
    <style:style style:name="P14" style:family="paragraph" style:parent-style-name="Text_20_body">
      <style:text-properties fo:font-size="14pt" officeooo:paragraph-rsid="003c176d"/>
    </style:style>
    <style:style style:name="P15" style:family="paragraph" style:parent-style-name="Text_20_body">
      <style:text-properties fo:font-size="14pt" officeooo:rsid="003c176d" officeooo:paragraph-rsid="003c176d"/>
    </style:style>
    <style:style style:name="P16" style:family="paragraph" style:parent-style-name="Preformatted_20_Text">
      <style:text-properties fo:color="#000000" style:font-name="DejaVu Sans Mono" fo:font-size="11.3000001907349pt" officeooo:rsid="0024e2b3" officeooo:paragraph-rsid="0024e2b3" style:font-size-asian="14pt" style:font-size-complex="14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31cd76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0637c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1cd76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3601a2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1.3000001907349pt" officeooo:paragraph-rsid="0030637c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1.3000001907349pt" officeooo:rsid="003c176d" officeooo:paragraph-rsid="003c176d"/>
    </style:style>
    <style:style style:name="P24" style:family="paragraph" style:parent-style-name="Text_20_body">
      <style:text-properties fo:font-size="14pt" officeooo:rsid="003c176d" officeooo:paragraph-rsid="003c176d" style:font-size-asian="14pt" style:font-size-complex="14pt"/>
    </style:style>
    <style:style style:name="P25" style:family="paragraph" style:parent-style-name="Text_20_body">
      <style:text-properties fo:font-size="14pt" officeooo:paragraph-rsid="00356d6d"/>
    </style:style>
    <style:style style:name="P26" style:family="paragraph" style:parent-style-name="Text_20_body">
      <style:text-properties fo:color="#000000" style:font-name="DejaVu Sans Mono" fo:font-size="11.3000001907349pt" officeooo:rsid="003d8560" officeooo:paragraph-rsid="0030637c" style:font-size-asian="14pt" style:font-size-complex="14pt"/>
    </style:style>
    <style:style style:name="P27" style:family="paragraph" style:parent-style-name="Heading_20_2">
      <style:text-properties officeooo:rsid="00235083"/>
    </style:style>
    <style:style style:name="P28" style:family="paragraph" style:parent-style-name="Heading_20_3">
      <style:text-properties officeooo:paragraph-rsid="0030637c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2c5a"/>
    </style:style>
    <style:style style:name="T4" style:family="text">
      <style:text-properties officeooo:rsid="0024e2b3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11.3000001907349pt" fo:font-weight="bold"/>
    </style:style>
    <style:style style:name="T7" style:family="text">
      <style:text-properties fo:color="#008000" style:font-name="DejaVu Sans Mono" fo:font-size="11.3000001907349pt" fo:font-weight="bold"/>
    </style:style>
    <style:style style:name="T8" style:family="text">
      <style:text-properties fo:color="#000000" style:font-name="DejaVu Sans Mono" fo:font-size="11.3000001907349pt"/>
    </style:style>
    <style:style style:name="T9" style:family="text">
      <style:text-properties fo:color="#000000" style:font-name="DejaVu Sans Mono" fo:font-size="11.3000001907349pt" officeooo:rsid="0031cd76" style:font-size-asian="14pt" style:font-size-complex="14pt"/>
    </style:style>
    <style:style style:name="T10" style:family="text">
      <style:text-properties fo:color="#000000" style:font-name="DejaVu Sans Mono" fo:font-size="11.3000001907349pt" officeooo:rsid="003d8560" style:font-size-asian="14pt" style:font-size-complex="14pt"/>
    </style:style>
    <style:style style:name="T11" style:family="text">
      <style:text-properties fo:color="#000000" style:font-name="DejaVu Sans Mono" fo:font-size="11.3000001907349pt" fo:font-style="italic"/>
    </style:style>
    <style:style style:name="T12" style:family="text">
      <style:text-properties fo:color="#000000" style:font-name="DejaVu Sans Mono" fo:font-size="11.3000001907349pt" fo:font-style="italic" officeooo:rsid="003601a2"/>
    </style:style>
    <style:style style:name="T13" style:family="text">
      <style:text-properties fo:color="#000000" style:font-name="DejaVu Sans Mono" fo:font-size="11.3000001907349pt" fo:font-style="italic" officeooo:rsid="0036e428"/>
    </style:style>
    <style:style style:name="T14" style:family="text">
      <style:text-properties fo:color="#000000" style:font-name="DejaVu Sans Mono" fo:font-size="11.3000001907349pt" officeooo:rsid="0032936d"/>
    </style:style>
    <style:style style:name="T15" style:family="text">
      <style:text-properties fo:color="#000000" style:font-name="DejaVu Sans Mono" fo:font-size="11.3000001907349pt" officeooo:rsid="003601a2"/>
    </style:style>
    <style:style style:name="T16" style:family="text">
      <style:text-properties fo:color="#000000" style:font-name="DejaVu Sans Mono" fo:font-size="11.3000001907349pt" officeooo:rsid="0036e428"/>
    </style:style>
    <style:style style:name="T17" style:family="text">
      <style:text-properties fo:color="#000000" style:font-name="DejaVu Sans Mono" fo:font-size="11.3000001907349pt" officeooo:rsid="003a04f4"/>
    </style:style>
    <style:style style:name="T18" style:family="text">
      <style:text-properties fo:color="#000000" style:font-name="DejaVu Sans Mono" fo:font-size="11.3000001907349pt" officeooo:rsid="003c176d"/>
    </style:style>
    <style:style style:name="T19" style:family="text">
      <style:text-properties fo:color="#000000" style:font-name="DejaVu Sans Mono" fo:font-size="11.3000001907349pt" officeooo:rsid="003e273f"/>
    </style:style>
    <style:style style:name="T20" style:family="text">
      <style:text-properties officeooo:rsid="002b1f9c"/>
    </style:style>
    <style:style style:name="T21" style:family="text">
      <style:text-properties officeooo:rsid="002bdc9c"/>
    </style:style>
    <style:style style:name="T22" style:family="text">
      <style:text-properties officeooo:rsid="002c9377"/>
    </style:style>
    <style:style style:name="T23" style:family="text">
      <style:text-properties style:font-name="DejaVu Sans Mono" fo:font-size="11.3000001907349pt"/>
    </style:style>
    <style:style style:name="T24" style:family="text">
      <style:text-properties style:font-name="DejaVu Sans Mono" fo:font-size="11.3000001907349pt" fo:font-style="italic"/>
    </style:style>
    <style:style style:name="T25" style:family="text">
      <style:text-properties style:font-name="DejaVu Sans Mono" fo:font-size="11.3000001907349pt" officeooo:rsid="0030637c"/>
    </style:style>
    <style:style style:name="T26" style:family="text">
      <style:text-properties fo:color="#660e7a" style:font-name="DejaVu Sans Mono" fo:font-size="11.3000001907349pt"/>
    </style:style>
    <style:style style:name="T27" style:family="text">
      <style:text-properties fo:color="#660e7a" style:font-name="DejaVu Sans Mono" fo:font-size="11.3000001907349pt" fo:font-style="italic" fo:font-weight="bold"/>
    </style:style>
    <style:style style:name="T28" style:family="text">
      <style:text-properties fo:color="#660e7a" style:font-name="DejaVu Sans Mono" fo:font-size="11.3000001907349pt" style:font-size-asian="14pt" style:font-size-complex="14pt"/>
    </style:style>
    <style:style style:name="T29" style:family="text">
      <style:text-properties fo:color="#660e7a" style:font-name="DejaVu Sans Mono" fo:font-size="11.3000001907349pt" officeooo:rsid="003601a2" style:font-size-asian="14pt" style:font-size-complex="14pt"/>
    </style:style>
    <style:style style:name="T30" style:family="text">
      <style:text-properties fo:color="#660e7a" style:font-name="DejaVu Sans Mono" fo:font-size="11.3000001907349pt" officeooo:rsid="0032936d" style:font-size-asian="14pt" style:font-size-complex="14pt"/>
    </style:style>
    <style:style style:name="T31" style:family="text">
      <style:text-properties fo:color="#0000ff" style:font-name="DejaVu Sans Mono" fo:font-size="11.3000001907349pt"/>
    </style:style>
    <style:style style:name="T32" style:family="text">
      <style:text-properties fo:color="#808080" style:font-name="DejaVu Sans Mono" fo:font-size="11.3000001907349pt" fo:font-style="italic"/>
    </style:style>
    <style:style style:name="T33" style:family="text">
      <style:text-properties officeooo:rsid="0030637c"/>
    </style:style>
    <style:style style:name="T34" style:family="text">
      <style:text-properties style:font-size-asian="14pt" style:font-size-complex="14pt"/>
    </style:style>
    <style:style style:name="T35" style:family="text">
      <style:text-properties officeooo:rsid="002fd810" style:font-size-asian="14pt" style:font-size-complex="14pt"/>
    </style:style>
    <style:style style:name="T36" style:family="text">
      <style:text-properties officeooo:rsid="0030637c" style:font-size-asian="14pt" style:font-size-complex="14pt"/>
    </style:style>
    <style:style style:name="T37" style:family="text">
      <style:text-properties officeooo:rsid="0031cd76" style:font-size-asian="14pt" style:font-size-complex="14pt"/>
    </style:style>
    <style:style style:name="T38" style:family="text">
      <style:text-properties officeooo:rsid="0032fb17" style:font-size-asian="14pt" style:font-size-complex="14pt"/>
    </style:style>
    <style:style style:name="T39" style:family="text">
      <style:text-properties officeooo:rsid="00348370" style:font-size-asian="14pt" style:font-size-complex="14pt"/>
    </style:style>
    <style:style style:name="T40" style:family="text">
      <style:text-properties officeooo:rsid="003601a2" style:font-size-asian="14pt" style:font-size-complex="14pt"/>
    </style:style>
    <style:style style:name="T41" style:family="text">
      <style:text-properties officeooo:rsid="0038b977" style:font-size-asian="14pt" style:font-size-complex="14pt"/>
    </style:style>
    <style:style style:name="T42" style:family="text">
      <style:text-properties officeooo:rsid="003c176d" style:font-size-asian="14pt" style:font-size-complex="14pt"/>
    </style:style>
    <style:style style:name="T43" style:family="text">
      <style:text-properties officeooo:rsid="003dfc1c" style:font-size-asian="14pt" style:font-size-complex="14pt"/>
    </style:style>
    <style:style style:name="T44" style:family="text">
      <style:text-properties officeooo:rsid="0032936d"/>
    </style:style>
    <style:style style:name="T45" style:family="text">
      <style:text-properties officeooo:rsid="0039d01b"/>
    </style:style>
    <style:style style:name="T46" style:family="text">
      <style:text-properties officeooo:rsid="003dfc1c"/>
    </style:style>
    <style:style style:name="T47" style:family="text">
      <style:text-properties officeooo:rsid="003e27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45">5</text:span>.</text:h>
      <text:h text:style-name="P27" text:outline-level="2">Приложение akka <text:span text:style-name="T21">streams</text:span>, предназначенное для <text:span text:style-name="T20">нагрузочного тестирования </text:span>.</text:h>
      <text:h text:style-name="Heading_20_3" text:outline-level="3"><text:span text:style-name="T2">1</text:span>. Задача</text:h>
      <text:p text:style-name="P6">Требуется разработать приложение использующее технологию akka <text:span text:style-name="T21">streams</text:span> и <text:span text:style-name="T3">позволяющее</text:span> с <text:span text:style-name="T3">помощью</text:span> http <text:span text:style-name="T3">запроса</text:span> <text:span text:style-name="T21">несколько одинаковых GET запросов и померять среднее время отклика</text:span>.</text:p>
      <text:p text:style-name="P6"/>
      <text:p text:style-name="P7">Для запроса к серверу используем библиотеку async Http Client.</text:p>
      <text:p text:style-name="P7"><text:a xlink:type="simple" xlink:href="https://github.com/AsyncHttpClient/async-http-client" text:style-name="Internet_20_link" text:visited-style-name="Visited_20_Internet_20_Link">https://github.com/AsyncHttpClient/async-http-client</text:a></text:p>
      <text:p text:style-name="P7"/>
      <text:p text:style-name="P7">Создаем специальный actor для кеширования результатов тестирования.</text:p>
      <text:p text:style-name="P7"/>
      <text:p text:style-name="P1">Пример запрос<text:span text:style-name="T22">а</text:span> :</text:p>
      <text:p text:style-name="P2">http://localhost:8080/?testUrl=http://rambler.ru&amp;count=20</text:p>
      <text:h text:style-name="P28" text:outline-level="3">3. Под<text:span text:style-name="T4">c</text:span>казки.</text:h>
      <text:p text:style-name="P4">а. Инициализация http сервера в akka</text:p>
      <text:p text:style-name="P16"><text:span text:style-name="T5">public static void </text:span>main(String[] args) <text:span text:style-name="T5">throws </text:span>IOException {</text:p>
      <text:p text:style-name="P18"><text:s text:c="4"/><text:span text:style-name="T23">System.</text:span><text:span text:style-name="T27">out</text:span><text:span text:style-name="T23">.println(</text:span><text:span text:style-name="T7">"start!"</text:span><text:span text:style-name="T23">);</text:span></text:p>
      <text:p text:style-name="P18"><text:s text:c="4"/><text:span text:style-name="T23">ActorSystem system = ActorSystem.</text:span><text:span text:style-name="T24">create</text:span><text:span text:style-name="T23">(</text:span><text:span text:style-name="T7">"routes"</text:span><text:span text:style-name="T23">);</text:span></text:p>
      <text:p text:style-name="P18"><text:s text:c="4"/><text:span text:style-name="T6">final </text:span><text:span text:style-name="T23">Http http = Http.get(system);</text:span></text:p>
      <text:p text:style-name="P18"><text:s text:c="4"/><text:span text:style-name="T6">final </text:span><text:span text:style-name="T23">ActorMaterializer materializer = ActorMaterializer.</text:span><text:span text:style-name="T24">create</text:span><text:span text:style-name="T23">(system);</text:span></text:p>
      <text:p text:style-name="P19"><text:s text:c="4"/><text:span text:style-name="T6">final </text:span><text:span text:style-name="T23">Flow&lt;HttpRequest, HttpResponse, NotUsed&gt; routeFlow = </text:span><text:span text:style-name="T25">&lt;вызов метода которому передаем Http, ActorSystem и ActorMaterializer&gt;</text:span><text:span text:style-name="T23">;</text:span></text:p>
      <text:p text:style-name="P18"><text:s text:c="4"/><text:span text:style-name="T6">final </text:span><text:span text:style-name="T23">CompletionStage&lt;ServerBinding&gt; binding = http.bindAndHandle(</text:span></text:p>
      <text:p text:style-name="P18"><text:s text:c="12"/><text:span text:style-name="T23">routeFlow,</text:span></text:p>
      <text:p text:style-name="P18"><text:s text:c="12"/><text:span text:style-name="T23">ConnectHttp.</text:span><text:span text:style-name="T24">toHost</text:span><text:span text:style-name="T23">(</text:span><text:span text:style-name="T7">"localhost"</text:span><text:span text:style-name="T23">, </text:span><text:span text:style-name="T31">8080</text:span><text:span text:style-name="T23">),</text:span></text:p>
      <text:p text:style-name="P18"><text:s text:c="12"/><text:span text:style-name="T23">materializer</text:span></text:p>
      <text:p text:style-name="P18"><text:s text:c="4"/><text:span text:style-name="T23">);</text:span></text:p>
      <text:p text:style-name="P18"><text:s text:c="4"/><text:span text:style-name="T23">System.</text:span><text:span text:style-name="T27">out</text:span><text:span text:style-name="T23">.println(</text:span><text:span text:style-name="T7">"Server online at http://localhost:8080/</text:span><text:span text:style-name="T6">\n</text:span><text:span text:style-name="T7">Press RETURN to stop..."</text:span><text:span text:style-name="T23">);</text:span></text:p>
      <text:p text:style-name="P18"><text:s text:c="4"/><text:span text:style-name="T23">System.</text:span><text:span text:style-name="T27">in</text:span><text:span text:style-name="T23">.read();</text:span></text:p>
      <text:p text:style-name="P18"><text:s text:c="4"/><text:span text:style-name="T23">binding</text:span></text:p>
      <text:p text:style-name="P18"><text:s text:c="12"/><text:span text:style-name="T23">.thenCompose(ServerBinding::unbind)</text:span></text:p>
      <text:p text:style-name="P18"><text:s text:c="12"/><text:span text:style-name="T23">.thenAccept(unbound -&gt; </text:span><text:span text:style-name="T26">system</text:span><text:span text:style-name="T23">.terminate()); </text:span><text:span text:style-name="T32">// and shutdown when done</text:span></text:p>
      <text:p text:style-name="P22">}</text:p>
      <text:p text:style-name="P23">б. создаем в actorSystem — актор который принимает две команды — поиск уже готового результата тестирования и результат тестрования.</text:p>
      <text:p text:style-name="P3"><text:soft-page-break/>б. <text:span text:style-name="T33">Общая логика требуемого flow</text:span></text:p>
      <text:p text:style-name="P13"><text:span text:style-name="T36">HttpRequest (этот запрос пришел снаружи) </text:span><text:span text:style-name="T41">преобразуется в HttpResponse</text:span></text:p>
      <text:p text:style-name="P13"><text:span text:style-name="T36"><text:s/></text:span><text:span text:style-name="T8">Flow.</text:span><text:span text:style-name="T11">of</text:span><text:span text:style-name="T8">(HttpRequest.</text:span><text:span text:style-name="T6">class</text:span><text:span text:style-name="T8">)</text:span></text:p>
      <text:p text:style-name="P5">→ map в Pair&lt;<text:span text:style-name="T46">url сайта</text:span> из query параметра, Integer количество запросов&gt;</text:p>
      <text:p text:style-name="P14"><text:span text:style-name="T35">→</text:span><text:span text:style-name="T36"> mapAsync, </text:span></text:p>
      <text:p text:style-name="P15"><text:span text:style-name="T36">С </text:span><text:span text:style-name="T34">помощью Patterns.ask посылаем запрос в кеширующий актор — есть ли результат. Обрабатываем ответ с помощью метода </text:span><text:span text:style-name="T43">thenCompose</text:span></text:p>
      <text:p text:style-name="P7">если результат уже посчитан, то возвращаем его как completedFuture</text:p>
      <text:p text:style-name="P14"><text:span text:style-name="T42">если нет, то </text:span><text:span text:style-name="T36">создаем на лету flow из </text:span><text:span text:style-name="T37">данных</text:span><text:span text:style-name="T36"> запроса, выполняем его и возвращаем С</text:span><text:span text:style-name="T8">ompletionStage&lt;Long&gt; :</text:span></text:p>
      <text:p text:style-name="P20"><text:span text:style-name="T23">Source.</text:span><text:span text:style-name="T24">from</text:span><text:span text:style-name="T23">(Collections.</text:span><text:span text:style-name="T24">singletonList</text:span><text:span text:style-name="T23">(r))</text:span></text:p>
      <text:p text:style-name="P21"><text:span text:style-name="T8">.toMat(</text:span><text:span text:style-name="T30">test</text:span><text:span text:style-name="T29">Sink</text:span><text:span text:style-name="T8">, Keep.</text:span><text:span text:style-name="T11">right</text:span><text:span text:style-name="T8">()).run(</text:span><text:span text:style-name="T26">materializer</text:span><text:span text:style-name="T8">);</text:span></text:p>
      <text:p text:style-name="P17"/>
      <text:p text:style-name="P8"><text:span text:style-name="T35">→ </text:span><text:span text:style-name="T37">map в </text:span><text:span text:style-name="T9">HttpResponse с результатом </text:span><text:span text:style-name="T10">а также посылка результата в кеширующий актор.</text:span></text:p>
      <text:p text:style-name="P26"/>
      <text:p text:style-name="P9"><text:span text:style-name="T38">в.</text:span><text:span text:style-name="T37"> </text:span><text:span text:style-name="T34">Общая логика </text:span><text:span text:style-name="T39">создания </text:span><text:span text:style-name="T34">внутреннего </text:span><text:span text:style-name="T40">sink</text:span><text:span text:style-name="T34"> - <text:s/></text:span><text:span text:style-name="T28">test</text:span><text:span text:style-name="T29">Sink</text:span></text:p>
      <text:p text:style-name="P9">C помощью метода create создаем Flow</text:p>
      <text:p text:style-name="P9">Flow.&lt;Pair&lt;<text:span text:style-name="T47">String</text:span>, Integer&gt;&gt;create()</text:p>
      <text:p text:style-name="P9"/>
      <text:p text:style-name="P10"><text:span text:style-name="T44">→ <text:s/></text:span><text:span text:style-name="T8">mapConcat </text:span><text:span text:style-name="T14">размножаем сообщения до нужного количества копий</text:span></text:p>
      <text:p text:style-name="P11"><text:span text:style-name="T44">→ <text:s/></text:span><text:span text:style-name="T8">map</text:span><text:span text:style-name="T18">Async — засекаем время, вызываем async http client и с помощью метода </text:span><text:span text:style-name="T19">thenCompose</text:span><text:span text:style-name="T18"> вычисляем время и возвращаем future с временем выполнения запроса</text:span></text:p>
      <text:p text:style-name="P11"><text:span text:style-name="T44">→ <text:s/></text:span><text:span text:style-name="T15">завершаем flow : .toMat(fold, Keep.</text:span><text:span text:style-name="T12">right</text:span><text:span text:style-name="T15">() ) ;</text:span></text:p>
      <text:p text:style-name="P12"><text:span text:style-name="T15">в данно</text:span><text:span text:style-name="T17">м</text:span><text:span text:style-name="T15"> случае fold — это агрегатор который подсчитывает сумму всех времен </text:span><text:span text:style-name="T16">созаем его с помощью Sink.</text:span><text:span text:style-name="T13">fo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2H3M48S</meta:editing-duration>
    <meta:editing-cycles>36</meta:editing-cycles>
    <meta:generator>LibreOffice/6.0.7.3$Linux_X86_64 LibreOffice_project/00m0$Build-3</meta:generator>
    <dc:date>2019-11-09T19:17:38.637041820</dc:date>
    <meta:document-statistic meta:table-count="0" meta:image-count="0" meta:object-count="0" meta:page-count="2" meta:paragraph-count="47" meta:word-count="302" meta:character-count="2701" meta:non-whitespace-character-count="2335"/>
  </office:meta>
</office:document-meta>
</file>